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i>r</math:mi>
                  <math:mo math:stretchy="false">−</math:mo>
                  <math:mfrac>
                    <math:mn>140</math:mn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i>r</math:mi>
                <math:mo math:stretchy="false">−</math:mo>
                <math:mfrac>
                  <math:mn>140</math:mn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i>r</math:mi>
                  <math:mo math:stretchy="false">−</math:mo>
                  <math:mfrac>
                    <math:mn>140</math:mn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i>r</math:mi>
                <math:mo math:stretchy="false">−</math:mo>
                <math:mfrac>
                  <math:mn>140</math:mn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gt;</math:mo>
      <math:mn>0</math:mn>
    </math:mrow>
    <math:annotation math:encoding="StarMath 5.0">{cos(r - 140 over 2 ) times y_{?} - sin(r - 140 over 2 ) times x_{?}} over {cos(r - 140 over 2 ) times y_{vue} - sin(r - 140 over 2 ) times x_{vue}} &gt; 0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53:4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